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234a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14f5d9"/>
    </style:style>
    <style:style style:name="T6" style:family="text">
      <style:text-properties officeooo:rsid="00161290"/>
    </style:style>
    <style:style style:name="T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2" style:family="text">
      <style:text-properties officeooo:rsid="038d9d4d"/>
    </style:style>
    <style:style style:name="T13" style:family="text">
      <style:text-properties officeooo:rsid="038dd9cf"/>
    </style:style>
    <style:style style:name="T14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/text:p>
      <text:p text:style-name="P8"/>
      <text:p text:style-name="P8"/>
      <text:p text:style-name="P10"/>
      <text:p text:style-name="P11">1(<text:span text:style-name="T5">b</text:span>) – <text:span text:style-name="T5">Changed Understanding</text:span></text:p>
      <text:p text:style-name="P11"/>
      <text:p text:style-name="P11"/>
      <text:p text:style-name="P11"/>
      <text:p text:style-name="P11">1(<text:span text:style-name="T5">c</text:span>) – <text:span text:style-name="T5">Success and Failure</text:span></text:p>
      <text:p text:style-name="P11"/>
      <text:p text:style-name="P11"/>
      <text:p text:style-name="P11">1<text:span text:style-name="T5">(d</text:span>) – <text:span text:style-name="T5">Self-Motivation</text:span></text:p>
      <text:p text:style-name="P11"/>
      <text:p text:style-name="P11"/>
      <text:p text:style-name="P11"/>
      <text:p text:style-name="P12">Section <text:span text:style-name="T5">2</text:span> – <text:span text:style-name="T6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7">GD</text:span></text:span><text:span text:style-name="Strong_20_Emphasis"><text:span text:style-name="T8">P</text:span></text:span><text:span text:style-name="Strong_20_Emphasis"><text:span text:style-name="T7">R</text:span></text:span><text:span text:style-name="T9"> (</text:span>2018<text:span text:style-name="T9">) </text:span><text:span text:style-name="Emphasis"><text:span text:style-name="T9">General Data Protection Regulation.</text:span></text:span><text:span text:style-name="T9"> Available at: </text:span><text:a xlink:type="simple" xlink:href="https://gdpr-info.eu/" text:style-name="Internet_20_link" text:visited-style-name="Visited_20_Internet_20_Link"><text:span text:style-name="T9">https://gdpr-info.eu/</text:span></text:a><text:span text:style-name="T9"> (</text:span><text:span text:style-name="T10">Accessed: </text:span><text:span text:style-name="T11">17</text:span><text:span text:style-name="T10"> April 2026</text:span><text:span text:style-name="T9">).</text:span></text:p>
      <text:p text:style-name="P15"><text:span text:style-name="Strong_20_Emphasis">Data Protection Act 2018</text:span> (2018) <text:span text:style-name="Emphasis">c.12.</text:span> London: The Stationery Office. <text:span text:style-name="T12">Available at: </text:span><text:a xlink:type="simple" xlink:href="https://www.legislation.gov.uk/ukpga/2018/12" text:style-name="Internet_20_link" text:visited-style-name="Visited_20_Internet_20_Link"><text:span text:style-name="T12">https://www.legislation.gov.uk/ukpga/2018/12</text:span></text:a><text:span text:style-name="T12"> </text:span><text:span text:style-name="T13">(Accessed: 22 April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">Accessed: 2</text:span><text:span text:style-name="T14">5</text:span><text:span text:style-name="T13"> April 2026</text:span>)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13:20.401806990</dc:date>
    <meta:editing-duration>PT30M10S</meta:editing-duration>
    <meta:editing-cycles>21</meta:editing-cycles>
    <meta:document-statistic meta:table-count="0" meta:image-count="0" meta:object-count="0" meta:page-count="2" meta:paragraph-count="15" meta:word-count="191" meta:character-count="1351" meta:non-whitespace-character-count="1168"/>
  </office:meta>
</office:document-meta>
</file>